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.3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4" draw:id="id4" draw:layer="layout" svg:width="1.842cm" svg:height="1.843cm" svg:x="8.658cm" svg:y="11.11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7cm 9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7.172cm">
            <draw:text-box>
              <text:p>-</text:p>
              <text:p/>
              <text:p>+</text:p>
            </draw:text-box>
          </draw:frame>
        </draw:g>
        <draw:frame draw:style-name="gr4" draw:text-style-name="P4" draw:layer="layout" svg:width="1.8cm" svg:height="1.305cm" svg:x="16.7cm" svg:y="11.195cm">
          <draw:text-box>
            <text:p><text:span text:style-name="T1">V</text:span><text:span text:style-name="T2">CC</text:span></text:p>
          </draw:text-box>
        </draw:frame>
        <draw:frame draw:style-name="gr4" draw:text-style-name="P4" draw:layer="layout" svg:width="1.8cm" svg:height="1.305cm" svg:x="10.4cm" svg:y="11.509cm">
          <draw:text-box>
            <text:p><text:span text:style-name="T1">V</text:span><text:span text:style-name="T2">i</text:span><text:span text:style-name="T2">n</text:span></text:p>
          </draw:text-box>
        </draw:frame>
        <draw:g xml:id="id5" draw:id="id5">
          <draw:line draw:style-name="gr5" draw:text-style-name="P5" draw:layer="layout" svg:x1="17.507cm" svg:y1="15.272cm" svg:x2="13.5cm" svg:y2="15.297cm">
            <text:p/>
          </draw:line>
          <draw:line draw:style-name="gr5" draw:text-style-name="P5" draw:layer="layout" svg:x1="17.509cm" svg:y1="15.258cm" svg:x2="13.502cm" svg:y2="15.283cm">
            <text:p/>
          </draw:line>
          <draw:line draw:style-name="gr5" draw:text-style-name="P5" draw:layer="layout" svg:x1="14.594cm" svg:y1="15.826cm" svg:x2="16.585cm" svg:y2="15.826cm">
            <text:p/>
          </draw:line>
          <draw:line draw:style-name="gr5" draw:text-style-name="P5" draw:layer="layout" svg:x1="15.132cm" svg:y1="16.3cm" svg:x2="16.089cm" svg:y2="16.3cm">
            <text:p/>
          </draw:line>
          <draw:line draw:style-name="gr5" draw:text-style-name="P5" draw:layer="layout" svg:x1="15.556cm" svg:y1="15.238cm" svg:x2="15.572cm" svg:y2="14.015cm">
            <text:p/>
          </draw:line>
        </draw:g>
        <draw:g xml:id="id3" draw:id="id3">
          <draw:line draw:style-name="gr5" draw:text-style-name="P5" draw:layer="layout" svg:x1="21.509cm" svg:y1="12.5cm" svg:x2="20.925cm" svg:y2="12.29cm">
            <text:p/>
          </draw:line>
          <draw:line draw:style-name="gr5" draw:text-style-name="P5" draw:layer="layout" svg:x1="22.073cm" svg:y1="11.835cm" svg:x2="20.927cm" svg:y2="12.294cm">
            <text:p/>
          </draw:line>
          <draw:line draw:style-name="gr5" draw:text-style-name="P5" draw:layer="layout" svg:x1="22.095cm" svg:y1="10.952cm" svg:x2="20.907cm" svg:y2="10.51cm">
            <text:p/>
          </draw:line>
          <draw:line draw:style-name="gr5" draw:text-style-name="P5" draw:layer="layout" svg:x1="22.1cm" svg:y1="11.857cm" svg:x2="20.912cm" svg:y2="11.415cm">
            <text:p/>
          </draw:line>
          <draw:line draw:style-name="gr5" draw:text-style-name="P5" draw:layer="layout" svg:x1="22.088cm" svg:y1="10.933cm" svg:x2="20.942cm" svg:y2="11.392cm">
            <text:p/>
          </draw:line>
          <draw:line draw:style-name="gr5" draw:text-style-name="P5" draw:layer="layout" svg:x1="22.046cm" svg:y1="10.04cm" svg:x2="20.9cm" svg:y2="10.499cm">
            <text:p/>
          </draw:line>
          <draw:line draw:style-name="gr5" draw:text-style-name="P5" draw:layer="layout" svg:x1="21.989cm" svg:y1="10.048cm" svg:x2="21.405cm" svg:y2="9.838cm">
            <text:p/>
          </draw:line>
        </draw:g>
        <draw:frame draw:style-name="gr6" draw:text-style-name="P4" draw:layer="layout" svg:width="1.2cm" svg:height="1.114cm" svg:x="9.4cm" svg:y="3.195cm">
          <draw:text-box>
            <text:p><text:span text:style-name="T1">R</text:span><text:span text:style-name="T2">1</text:span></text:p>
          </draw:text-box>
        </draw:frame>
        <draw:g xml:id="id10" draw:id="id10">
          <draw:line draw:style-name="gr5" draw:text-style-name="P5" draw:layer="layout" svg:x1="13cm" svg:y1="4.29cm" svg:x2="12.79cm" svg:y2="4.874cm">
            <text:p/>
          </draw:line>
          <draw:line draw:style-name="gr5" draw:text-style-name="P5" draw:layer="layout" svg:x1="12.335cm" svg:y1="3.728cm" svg:x2="12.794cm" svg:y2="4.874cm">
            <text:p/>
          </draw:line>
          <draw:line draw:style-name="gr5" draw:text-style-name="P5" draw:layer="layout" svg:x1="11.452cm" svg:y1="3.705cm" svg:x2="11.01cm" svg:y2="4.893cm">
            <text:p/>
          </draw:line>
          <draw:line draw:style-name="gr5" draw:text-style-name="P5" draw:layer="layout" svg:x1="12.357cm" svg:y1="3.7cm" svg:x2="11.915cm" svg:y2="4.888cm">
            <text:p/>
          </draw:line>
          <draw:line draw:style-name="gr5" draw:text-style-name="P5" draw:layer="layout" svg:x1="11.433cm" svg:y1="3.713cm" svg:x2="11.892cm" svg:y2="4.859cm">
            <text:p/>
          </draw:line>
          <draw:line draw:style-name="gr5" draw:text-style-name="P5" draw:layer="layout" svg:x1="10.54cm" svg:y1="3.754cm" svg:x2="10.999cm" svg:y2="4.9cm">
            <text:p/>
          </draw:line>
          <draw:line draw:style-name="gr5" draw:text-style-name="P5" draw:layer="layout" svg:x1="10.548cm" svg:y1="3.811cm" svg:x2="10.338cm" svg:y2="4.395cm">
            <text:p/>
          </draw:line>
        </draw:g>
        <draw:g xml:id="id1" draw:id="id1">
          <draw:line draw:style-name="gr5" draw:text-style-name="P5" draw:layer="layout" svg:x1="19cm" svg:y1="2.59cm" svg:x2="18.79cm" svg:y2="3.174cm">
            <text:p/>
          </draw:line>
          <draw:line draw:style-name="gr5" draw:text-style-name="P5" draw:layer="layout" svg:x1="18.335cm" svg:y1="2.028cm" svg:x2="18.794cm" svg:y2="3.174cm">
            <text:p/>
          </draw:line>
          <draw:line draw:style-name="gr5" draw:text-style-name="P5" draw:layer="layout" svg:x1="17.452cm" svg:y1="2.005cm" svg:x2="17.01cm" svg:y2="3.193cm">
            <text:p/>
          </draw:line>
          <draw:line draw:style-name="gr5" draw:text-style-name="P5" draw:layer="layout" svg:x1="18.357cm" svg:y1="2cm" svg:x2="17.915cm" svg:y2="3.188cm">
            <text:p/>
          </draw:line>
          <draw:line draw:style-name="gr5" draw:text-style-name="P5" draw:layer="layout" svg:x1="17.433cm" svg:y1="2.013cm" svg:x2="17.892cm" svg:y2="3.159cm">
            <text:p/>
          </draw:line>
          <draw:line draw:style-name="gr5" draw:text-style-name="P5" draw:layer="layout" svg:x1="16.54cm" svg:y1="2.054cm" svg:x2="16.999cm" svg:y2="3.2cm">
            <text:p/>
          </draw:line>
          <draw:line draw:style-name="gr5" draw:text-style-name="P5" draw:layer="layout" svg:x1="16.548cm" svg:y1="2.111cm" svg:x2="16.338cm" svg:y2="2.695cm">
            <text:p/>
          </draw:line>
        </draw:g>
        <draw:connector draw:style-name="gr7" draw:text-style-name="P2" draw:layer="layout" svg:x1="19cm" svg:y1="2.6cm" svg:x2="19.671cm" svg:y2="8.302cm" draw:start-shape="id1" draw:start-glue-point="1" draw:end-shape="id2" draw:end-glue-point="1" svg:d="M19000 2600h1172v5702h-501" svg:viewBox="0 0 1173 5703">
          <text:p/>
        </draw:connector>
        <draw:connector draw:style-name="gr7" draw:text-style-name="P2" draw:layer="layout" svg:x1="19.671cm" svg:y1="8.302cm" svg:x2="21.5cm" svg:y2="9.838cm" draw:start-shape="id2" draw:start-glue-point="1" draw:end-shape="id3" draw:end-glue-point="0" svg:d="M19671 8302h1829v1536" svg:viewBox="0 0 1830 1537">
          <text:p/>
        </draw:connector>
        <draw:frame draw:style-name="gr4" draw:text-style-name="P4" draw:layer="layout" svg:width="1.8cm" svg:height="1.305cm" svg:x="18.7cm" svg:y="1.595cm">
          <draw:text-box>
            <text:p><text:span text:style-name="T1">R</text:span><text:span text:style-name="T2">2</text:span></text:p>
          </draw:text-box>
        </draw:frame>
        <draw:frame draw:style-name="gr4" draw:text-style-name="P4" draw:layer="layout" svg:width="1.8cm" svg:height="1.305cm" svg:x="22cm" svg:y="10.495cm">
          <draw:text-box>
            <text:p><text:span text:style-name="T1">R</text:span><text:span text:style-name="T2">L</text:span></text:p>
          </draw:text-box>
        </draw:frame>
        <draw:frame draw:style-name="gr4" draw:text-style-name="P4" draw:layer="layout" svg:width="1.8cm" svg:height="1.305cm" svg:x="16.5cm" svg:y="4.295cm">
          <draw:text-box>
            <text:p><text:span text:style-name="T1">V</text:span><text:span text:style-name="T2">EE</text:span></text:p>
          </draw:text-box>
        </draw:frame>
        <draw:g xml:id="id9" draw:id="id9">
          <draw:line draw:style-name="gr5" draw:text-style-name="P5" draw:layer="layout" svg:x1="13.062cm" svg:y1="5.89cm" svg:x2="12.852cm" svg:y2="6.474cm">
            <text:p/>
          </draw:line>
          <draw:line draw:style-name="gr5" draw:text-style-name="P5" draw:layer="layout" svg:x1="12.397cm" svg:y1="5.328cm" svg:x2="12.856cm" svg:y2="6.474cm">
            <text:p/>
          </draw:line>
          <draw:line draw:style-name="gr5" draw:text-style-name="P5" draw:layer="layout" svg:x1="11.514cm" svg:y1="5.305cm" svg:x2="11.072cm" svg:y2="6.493cm">
            <text:p/>
          </draw:line>
          <draw:line draw:style-name="gr5" draw:text-style-name="P5" draw:layer="layout" svg:x1="12.419cm" svg:y1="5.3cm" svg:x2="11.977cm" svg:y2="6.488cm">
            <text:p/>
          </draw:line>
          <draw:line draw:style-name="gr5" draw:text-style-name="P5" draw:layer="layout" svg:x1="11.495cm" svg:y1="5.313cm" svg:x2="11.954cm" svg:y2="6.459cm">
            <text:p/>
          </draw:line>
          <draw:line draw:style-name="gr5" draw:text-style-name="P5" draw:layer="layout" svg:x1="10.602cm" svg:y1="5.354cm" svg:x2="11.061cm" svg:y2="6.5cm">
            <text:p/>
          </draw:line>
          <draw:line draw:style-name="gr5" draw:text-style-name="P5" draw:layer="layout" svg:x1="10.61cm" svg:y1="5.411cm" svg:x2="10.4cm" svg:y2="5.995cm">
            <text:p/>
          </draw:line>
        </draw:g>
        <draw:g xml:id="id8" draw:id="id8">
          <draw:line draw:style-name="gr5" draw:text-style-name="P5" draw:layer="layout" svg:x1="13.121cm" svg:y1="7.667cm" svg:x2="12.911cm" svg:y2="8.251cm">
            <text:p/>
          </draw:line>
          <draw:line draw:style-name="gr5" draw:text-style-name="P5" draw:layer="layout" svg:x1="12.456cm" svg:y1="7.105cm" svg:x2="12.915cm" svg:y2="8.251cm">
            <text:p/>
          </draw:line>
          <draw:line draw:style-name="gr5" draw:text-style-name="P5" draw:layer="layout" svg:x1="11.573cm" svg:y1="7.082cm" svg:x2="11.131cm" svg:y2="8.27cm">
            <text:p/>
          </draw:line>
          <draw:line draw:style-name="gr5" draw:text-style-name="P5" draw:layer="layout" svg:x1="12.478cm" svg:y1="7.077cm" svg:x2="12.036cm" svg:y2="8.265cm">
            <text:p/>
          </draw:line>
          <draw:line draw:style-name="gr5" draw:text-style-name="P5" draw:layer="layout" svg:x1="11.554cm" svg:y1="7.09cm" svg:x2="12.013cm" svg:y2="8.236cm">
            <text:p/>
          </draw:line>
          <draw:line draw:style-name="gr5" draw:text-style-name="P5" draw:layer="layout" svg:x1="10.661cm" svg:y1="7.131cm" svg:x2="11.12cm" svg:y2="8.277cm">
            <text:p/>
          </draw:line>
          <draw:line draw:style-name="gr5" draw:text-style-name="P5" draw:layer="layout" svg:x1="10.669cm" svg:y1="7.188cm" svg:x2="10.459cm" svg:y2="7.772cm">
            <text:p/>
          </draw:line>
        </draw:g>
        <draw:line draw:style-name="gr8" draw:text-style-name="P6" xml:id="id14" draw:id="id14" draw:layer="layout" svg:x1="17.1cm" svg:y1="7.7cm" svg:x2="16cm" svg:y2="7.7cm">
          <text:p/>
        </draw:line>
        <draw:line draw:style-name="gr8" draw:text-style-name="P6" xml:id="id6" draw:id="id6" draw:layer="layout" svg:x1="17.1cm" svg:y1="9.1cm" svg:x2="16cm" svg:y2="9.1cm">
          <text:p/>
        </draw:line>
        <draw:connector draw:style-name="gr7" draw:text-style-name="P2" draw:layer="layout" draw:line-skew="-0.162cm" svg:x1="9.579cm" svg:y1="12.957cm" svg:x2="15.504cm" svg:y2="14.015cm" draw:start-shape="id4" draw:start-glue-point="8" draw:end-shape="id5" draw:end-glue-point="0" svg:d="M9579 12957v343h5925v715" svg:viewBox="0 0 5926 1059">
          <text:p/>
        </draw:connector>
        <draw:connector draw:style-name="gr7" draw:text-style-name="P2" draw:layer="layout" svg:x1="21.5cm" svg:y1="12.5cm" svg:x2="15.504cm" svg:y2="14.015cm" draw:start-shape="id3" draw:start-glue-point="2" draw:end-shape="id5" draw:end-glue-point="0" svg:d="M21500 12500v758h-5996v757" svg:viewBox="0 0 5997 1516">
          <text:p/>
        </draw:connector>
        <draw:connector draw:style-name="gr7" draw:text-style-name="P2" draw:layer="layout" draw:line-skew="-2.433cm" svg:x1="16cm" svg:y1="9.1cm" svg:x2="15.504cm" svg:y2="14.015cm" draw:start-shape="id6" draw:start-glue-point="3" draw:end-shape="id5" draw:end-glue-point="0" svg:d="M16000 9100h-496v4915" svg:viewBox="0 0 497 4916">
          <text:p/>
        </draw:connector>
        <draw:custom-shape draw:style-name="gr1" draw:text-style-name="P1" xml:id="id7" draw:id="id7" draw:layer="layout" svg:width="1.842cm" svg:height="1.843cm" svg:x="17.458cm" svg:y="10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8.4cm" svg:y1="9cm" svg:x2="18.4cm" svg:y2="10.1cm">
          <text:p/>
        </draw:line>
        <draw:line draw:style-name="gr8" draw:text-style-name="P6" draw:layer="layout" svg:x1="18.4cm" svg:y1="7.6cm" svg:x2="18.4cm" svg:y2="6.9cm">
          <text:p/>
        </draw:line>
        <draw:connector draw:style-name="gr7" draw:text-style-name="P2" draw:layer="layout" draw:line-skew="0.295cm" svg:x1="18.379cm" svg:y1="11.943cm" svg:x2="15.504cm" svg:y2="14.015cm" draw:start-shape="id7" draw:start-glue-point="8" draw:end-shape="id5" draw:end-glue-point="0" svg:d="M18379 11943v1307h-2875v765" svg:viewBox="0 0 2876 2073">
          <text:p/>
        </draw:connector>
        <draw:custom-shape draw:style-name="gr1" draw:text-style-name="P1" draw:layer="layout" svg:width="1.842cm" svg:height="1.843cm" draw:transform="rotate (3.1403709231134) translate (19.299cm 6.9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5" draw:layer="layout" svg:x1="17.801cm" svg:y1="3.971cm" svg:x2="18.9cm" svg:y2="3.932cm">
            <text:p/>
          </draw:line>
          <draw:line draw:style-name="gr5" draw:text-style-name="P5" draw:layer="layout" svg:x1="17.8cm" svg:y1="3.976cm" svg:x2="18.899cm" svg:y2="3.937cm">
            <text:p/>
          </draw:line>
          <draw:line draw:style-name="gr5" draw:text-style-name="P5" draw:layer="layout" svg:x1="18.594cm" svg:y1="3.759cm" svg:x2="18.048cm" svg:y2="3.774cm">
            <text:p/>
          </draw:line>
          <draw:line draw:style-name="gr5" draw:text-style-name="P5" draw:layer="layout" svg:x1="18.442cm" svg:y1="3.6cm" svg:x2="18.18cm" svg:y2="3.607cm">
            <text:p/>
          </draw:line>
          <draw:line draw:style-name="gr5" draw:text-style-name="P5" draw:layer="layout" svg:x1="18.336cm" svg:y1="3.968cm" svg:x2="18.343cm" svg:y2="4.388cm">
            <text:p/>
          </draw:line>
        </draw:g>
        <draw:line draw:style-name="gr8" draw:text-style-name="P7" draw:layer="layout" svg:x1="18.344cm" svg:y1="4.378cm" svg:x2="18.344cm" svg:y2="5.078cm">
          <text:p/>
        </draw:line>
        <draw:frame draw:style-name="gr9" draw:text-style-name="P4" draw:layer="layout" svg:width="1.2cm" svg:height="1.114cm" svg:x="9.502cm" svg:y="4.761cm">
          <draw:text-box>
            <text:p><text:span text:style-name="T1">R</text:span><text:span text:style-name="T2">3</text:span></text:p>
          </draw:text-box>
        </draw:frame>
        <draw:frame draw:style-name="gr10" draw:text-style-name="P4" draw:layer="layout" svg:width="1.2cm" svg:height="1.114cm" svg:x="9.5cm" svg:y="6.595cm">
          <draw:text-box>
            <text:p><text:span text:style-name="T1">R</text:span><text:span text:style-name="T2">4</text:span></text:p>
          </draw:text-box>
        </draw:frame>
        <draw:frame draw:style-name="gr11" draw:text-style-name="P8" draw:layer="layout" svg:width="1.1cm" svg:height="0.725cm" svg:x="20.3cm" svg:y="7.6cm">
          <draw:text-box>
            <text:p><text:span text:style-name="T3">out</text:span></text:p>
          </draw:text-box>
        </draw:frame>
        <draw:frame draw:style-name="gr12" draw:text-style-name="P9" draw:layer="layout" svg:width="1.611cm" svg:height="0.725cm" svg:x="15.489cm" svg:y="7.6cm">
          <draw:text-box>
            <text:p><text:span text:style-name="T4">inv</text:span><text:span text:style-name="T4">_in</text:span></text:p>
          </draw:text-box>
        </draw:frame>
        <draw:frame draw:style-name="gr13" draw:text-style-name="P9" draw:layer="layout" svg:width="1.188cm" svg:height="0.725cm" svg:x="18.3cm" svg:y="6.9cm">
          <draw:text-box>
            <text:p><text:span text:style-name="T4">v</text:span><text:span text:style-name="T4">e</text:span><text:span text:style-name="T4">e</text:span></text:p>
          </draw:text-box>
        </draw:frame>
        <draw:frame draw:style-name="gr14" draw:text-style-name="P9" draw:layer="layout" svg:width="1.137cm" svg:height="0.725cm" svg:x="18.3cm" svg:y="9.3cm">
          <draw:text-box>
            <text:p><text:span text:style-name="T4">vcc</text:span></text:p>
          </draw:text-box>
        </draw:frame>
        <draw:frame draw:style-name="gr15" draw:text-style-name="P9" draw:layer="layout" svg:width="0.832cm" svg:height="0.725cm" svg:x="8.5cm" svg:y="10.425cm">
          <draw:text-box>
            <text:p><text:span text:style-name="T4">in</text:span></text:p>
          </draw:text-box>
        </draw:frame>
        <draw:connector draw:style-name="gr7" draw:text-style-name="P2" draw:layer="layout" svg:x1="9.579cm" svg:y1="11.114cm" svg:x2="9.6cm" svg:y2="10.521cm" draw:start-shape="id4" draw:start-glue-point="4" svg:d="M9579 11114v-547h21v-46" svg:viewBox="0 0 22 594">
          <text:p/>
        </draw:connector>
        <draw:connector draw:style-name="gr7" draw:text-style-name="P2" draw:layer="layout" svg:x1="10.459cm" svg:y1="7.677cm" svg:x2="9.579cm" svg:y2="11.114cm" draw:start-shape="id8" draw:start-glue-point="3" draw:end-shape="id4" draw:end-glue-point="4" svg:d="M10459 7677h-880v3437" svg:viewBox="0 0 881 3438">
          <text:p/>
        </draw:connector>
        <draw:connector draw:style-name="gr7" draw:text-style-name="P2" draw:layer="layout" svg:x1="10.4cm" svg:y1="5.9cm" svg:x2="9.579cm" svg:y2="11.114cm" draw:start-shape="id9" draw:start-glue-point="3" draw:end-shape="id4" draw:end-glue-point="4" svg:d="M10400 5900h-821v5214" svg:viewBox="0 0 822 5215">
          <text:p/>
        </draw:connector>
        <draw:connector draw:style-name="gr7" draw:text-style-name="P2" draw:layer="layout" svg:x1="10.338cm" svg:y1="4.3cm" svg:x2="9.579cm" svg:y2="11.114cm" draw:start-shape="id10" draw:start-glue-point="3" draw:end-shape="id4" draw:end-glue-point="4" svg:d="M10338 4300h-759v6814" svg:viewBox="0 0 760 6815">
          <text:p/>
        </draw:connector>
        <draw:g xml:id="id11" draw:id="id11">
          <draw:line draw:style-name="gr5" draw:text-style-name="P5" draw:layer="layout" svg:x1="14.504cm" svg:y1="5cm" svg:x2="14.504cm" svg:y2="3.606cm">
            <text:p/>
          </draw:line>
          <draw:line draw:style-name="gr5" draw:text-style-name="P5" draw:layer="layout" svg:x1="14.504cm" svg:y1="5cm" svg:x2="14.504cm" svg:y2="3.606cm">
            <text:p/>
          </draw:line>
          <draw:line draw:style-name="gr5" draw:text-style-name="P5" draw:layer="layout" svg:x1="14.956cm" svg:y1="5cm" svg:x2="14.956cm" svg:y2="3.606cm">
            <text:p/>
          </draw:line>
          <draw:line draw:style-name="gr5" draw:text-style-name="P5" draw:layer="layout" svg:x1="15.568cm" svg:y1="4.313cm" svg:x2="14.954cm" svg:y2="4.302cm">
            <text:p/>
          </draw:line>
          <draw:line draw:style-name="gr5" draw:text-style-name="P5" draw:layer="layout" svg:x1="14.514cm" svg:y1="4.313cm" svg:x2="13.9cm" svg:y2="4.302cm">
            <text:p/>
          </draw:line>
        </draw:g>
        <draw:g xml:id="id12" draw:id="id12">
          <draw:line draw:style-name="gr5" draw:text-style-name="P5" draw:layer="layout" svg:x1="14.504cm" svg:y1="6.594cm" svg:x2="14.504cm" svg:y2="5.2cm">
            <text:p/>
          </draw:line>
          <draw:line draw:style-name="gr5" draw:text-style-name="P5" draw:layer="layout" svg:x1="14.504cm" svg:y1="6.594cm" svg:x2="14.504cm" svg:y2="5.2cm">
            <text:p/>
          </draw:line>
          <draw:line draw:style-name="gr5" draw:text-style-name="P5" draw:layer="layout" svg:x1="14.956cm" svg:y1="6.594cm" svg:x2="14.956cm" svg:y2="5.2cm">
            <text:p/>
          </draw:line>
          <draw:line draw:style-name="gr5" draw:text-style-name="P5" draw:layer="layout" svg:x1="15.568cm" svg:y1="5.907cm" svg:x2="14.954cm" svg:y2="5.896cm">
            <text:p/>
          </draw:line>
          <draw:line draw:style-name="gr5" draw:text-style-name="P5" draw:layer="layout" svg:x1="14.514cm" svg:y1="5.907cm" svg:x2="13.9cm" svg:y2="5.896cm">
            <text:p/>
          </draw:line>
        </draw:g>
        <draw:g xml:id="id13" draw:id="id13">
          <draw:line draw:style-name="gr5" draw:text-style-name="P5" draw:layer="layout" svg:x1="14.536cm" svg:y1="8.4cm" svg:x2="14.536cm" svg:y2="7.006cm">
            <text:p/>
          </draw:line>
          <draw:line draw:style-name="gr5" draw:text-style-name="P5" draw:layer="layout" svg:x1="14.536cm" svg:y1="8.4cm" svg:x2="14.536cm" svg:y2="7.006cm">
            <text:p/>
          </draw:line>
          <draw:line draw:style-name="gr5" draw:text-style-name="P5" draw:layer="layout" svg:x1="14.988cm" svg:y1="8.4cm" svg:x2="14.988cm" svg:y2="7.006cm">
            <text:p/>
          </draw:line>
          <draw:line draw:style-name="gr5" draw:text-style-name="P5" draw:layer="layout" svg:x1="15.6cm" svg:y1="7.713cm" svg:x2="14.986cm" svg:y2="7.702cm">
            <text:p/>
          </draw:line>
          <draw:line draw:style-name="gr5" draw:text-style-name="P5" draw:layer="layout" svg:x1="14.546cm" svg:y1="7.713cm" svg:x2="13.932cm" svg:y2="7.702cm">
            <text:p/>
          </draw:line>
        </draw:g>
        <draw:connector draw:style-name="gr7" draw:text-style-name="P2" draw:layer="layout" svg:x1="13cm" svg:y1="4.3cm" svg:x2="13.9cm" svg:y2="4.303cm" draw:start-shape="id10" draw:start-glue-point="1" draw:end-shape="id11" draw:end-glue-point="3" svg:d="M13000 4300h450v3h450" svg:viewBox="0 0 901 4">
          <text:p/>
        </draw:connector>
        <draw:connector draw:style-name="gr7" draw:text-style-name="P2" draw:layer="layout" svg:x1="13.062cm" svg:y1="5.9cm" svg:x2="13.9cm" svg:y2="5.897cm" draw:start-shape="id9" draw:start-glue-point="1" draw:end-shape="id12" draw:end-glue-point="3" svg:d="M13062 5900h419v-3h419" svg:viewBox="0 0 839 4">
          <text:p/>
        </draw:connector>
        <draw:connector draw:style-name="gr7" draw:text-style-name="P2" draw:layer="layout" svg:x1="13.121cm" svg:y1="7.677cm" svg:x2="13.932cm" svg:y2="7.703cm" draw:start-shape="id8" draw:start-glue-point="1" draw:end-shape="id13" draw:end-glue-point="3" svg:d="M13121 7677h406v26h405" svg:viewBox="0 0 812 27">
          <text:p/>
        </draw:connector>
        <draw:connector draw:style-name="gr7" draw:text-style-name="P2" draw:layer="layout" draw:line-skew="-0.118cm" svg:x1="15.568cm" svg:y1="4.303cm" svg:x2="16cm" svg:y2="7.7cm" draw:start-shape="id11" draw:start-glue-point="1" draw:end-shape="id14" draw:end-glue-point="3" svg:d="M15568 4303h432v2072 1325" svg:viewBox="0 0 433 3398">
          <text:p/>
        </draw:connector>
        <draw:connector draw:style-name="gr7" draw:text-style-name="P2" draw:layer="layout" draw:line-skew="-0.501cm" svg:x1="15.6cm" svg:y1="7.703cm" svg:x2="16.55cm" svg:y2="7.7cm" draw:start-shape="id13" draw:start-glue-point="1" draw:end-shape="id14" draw:end-glue-point="0" svg:d="M15600 7703h1500v-3h-550" svg:viewBox="0 0 1501 4">
          <text:p/>
        </draw:connector>
        <draw:line draw:style-name="gr8" draw:text-style-name="P6" draw:layer="layout" svg:x1="15.3cm" svg:y1="5.9cm" svg:x2="16cm" svg:y2="5.9cm">
          <text:p/>
        </draw:line>
        <draw:line draw:style-name="gr8" draw:text-style-name="P6" draw:layer="layout" svg:x1="16cm" svg:y1="4.3cm" svg:x2="16cm" svg:y2="2.7cm">
          <text:p/>
        </draw:line>
        <draw:line draw:style-name="gr8" draw:text-style-name="P6" draw:layer="layout" svg:x1="16.4cm" svg:y1="2.7cm" svg:x2="16cm" svg:y2="2.7cm">
          <text:p/>
        </draw:line>
        <draw:frame draw:style-name="gr16" draw:text-style-name="P11" draw:layer="layout" svg:width="1.281cm" svg:height="0.725cm" svg:x="13cm" svg:y="3.6cm">
          <draw:text-box>
            <text:p text:style-name="P10">cin1</text:p>
          </draw:text-box>
        </draw:frame>
        <draw:frame draw:style-name="gr16" draw:text-style-name="P11" draw:layer="layout" svg:width="1.281cm" svg:height="0.725cm" svg:x="12.919cm" svg:y="5.2cm">
          <draw:text-box>
            <text:p text:style-name="P10">cin2</text:p>
          </draw:text-box>
        </draw:frame>
        <draw:frame draw:style-name="gr16" draw:text-style-name="P11" draw:layer="layout" svg:width="1.281cm" svg:height="0.725cm" svg:x="12.9cm" svg:y="6.9cm">
          <draw:text-box>
            <text:p text:style-name="P10">cin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5T13:32:14.485053278</dc:date>
    <meta:editing-duration>PT1H41M37S</meta:editing-duration>
    <meta:editing-cycles>15</meta:editing-cycles>
    <meta:generator>LibreOffice/6.4.7.2$Linux_X86_64 LibreOffice_project/40$Build-2</meta:generator>
    <meta:document-statistic meta:object-count="115"/>
  </office:meta>
</office:document-meta>
</file>